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7.14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7.0643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lpg_class</text:p>
          </table:table-cell>
          <table:table-cell office:value-type="string" table:style-name="ce2">
            <text:p>egon_class</text:p>
          </table:table-cell>
          <table:table-cell office:value-type="string" table:style-name="ce2">
            <text:p>n_profi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62 Couple, 30 - 64 years, vacation home (1 month presence only)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01 Single Person Office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52 Student Flatsharing</text:p>
          </table:table-cell>
          <table:table-cell office:value-type="string" table:style-name="ce1">
            <text:p>OO</text:p>
          </table:table-cell>
          <table:table-cell office:value-type="error" office:string-value="#VALUE!" table:formula="of:=['https://rlinstitutde.sharepoint.com/home/clara/Downloads/Verteilung_hh_types_census22.ods'#Calculation.B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14 3 adults: Couple, 30- 64 years, both at work + Senior at home</text:p>
          </table:table-cell>
          <table:table-cell office:value-type="string" table:style-name="ce1">
            <text:p>OR</text:p>
          </table:table-cell>
          <table:table-cell office:value-type="error" office:string-value="#VALUE!" table:formula="of:=['https://rlinstitutde.sharepoint.com/home/clara/Downloads/Verteilung_hh_types_census22.ods'#Calculation.C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15 Multigenerational Home: working couple, 2 children, 2 seniors</text:p>
          </table:table-cell>
          <table:table-cell office:value-type="string" table:style-name="ce1">
            <text:p>OR</text:p>
          </table:table-cell>
          <table:table-cell office:value-type="error" office:string-value="#VALUE!" table:formula="of:=['https://rlinstitutde.sharepoint.com/home/clara/Downloads/Verteilung_hh_types_census22.ods'#Calculation.C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03 Family, 1 child, both at work</text:p>
          </table:table-cell>
          <table:table-cell office:value-type="string" table:style-name="ce1">
            <text:p>P1</text:p>
          </table:table-cell>
          <table:table-cell office:value-type="error" office:string-value="#VALUE!" table:formula="of:=['https://rlinstitutde.sharepoint.com/home/clara/Downloads/Verteilung_hh_types_census22.ods'#Calculation.D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45 Family with 1 child, 1 at work, 1 at home</text:p>
          </table:table-cell>
          <table:table-cell office:value-type="string" table:style-name="ce1">
            <text:p>P1</text:p>
          </table:table-cell>
          <table:table-cell office:value-type="error" office:string-value="#VALUE!" table:formula="of:=['https://rlinstitutde.sharepoint.com/home/clara/Downloads/Verteilung_hh_types_census22.ods'#Calculation.D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49 Family with 1 child, without work</text:p>
          </table:table-cell>
          <table:table-cell office:value-type="string" table:style-name="ce1">
            <text:p>P1</text:p>
          </table:table-cell>
          <table:table-cell office:value-type="error" office:string-value="#VALUE!" table:formula="of:=['https://rlinstitutde.sharepoint.com/home/clara/Downloads/Verteilung_hh_types_census22.ods'#Calculation.D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60 Family, 1 toddler, one at work, one at home</text:p>
          </table:table-cell>
          <table:table-cell office:value-type="string" table:style-name="ce1">
            <text:p>P1</text:p>
          </table:table-cell>
          <table:table-cell office:value-type="error" office:string-value="#VALUE!" table:formula="of:=['https://rlinstitutde.sharepoint.com/home/clara/Downloads/Verteilung_hh_types_census22.ods'#Calculation.D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61 Family, 1 child, both at work, early living pattern</text:p>
          </table:table-cell>
          <table:table-cell office:value-type="string" table:style-name="ce1">
            <text:p>P1</text:p>
          </table:table-cell>
          <table:table-cell office:value-type="error" office:string-value="#VALUE!" table:formula="of:=['https://rlinstitutde.sharepoint.com/home/clara/Downloads/Verteilung_hh_types_census22.ods'#Calculation.D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18 Family, 2 children, parents without work</text:p>
          </table:table-cell>
          <table:table-cell office:value-type="string" table:style-name="ce1">
            <text:p>P2</text:p>
          </table:table-cell>
          <table:table-cell office:value-type="error" office:string-value="#VALUE!" table:formula="of:=['https://rlinstitutde.sharepoint.com/home/clara/Downloads/Verteilung_hh_types_census22.ods'#Calculation.E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27 Family both at work, 2 children</text:p>
          </table:table-cell>
          <table:table-cell office:value-type="string" table:style-name="ce1">
            <text:p>P2</text:p>
          </table:table-cell>
          <table:table-cell office:value-type="error" office:string-value="#VALUE!" table:formula="of:=['https://rlinstitutde.sharepoint.com/home/clara/Downloads/Verteilung_hh_types_census22.ods'#Calculation.E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44 Family with 2 children, 1 at work, 1 at home</text:p>
          </table:table-cell>
          <table:table-cell office:value-type="string" table:style-name="ce1">
            <text:p>P2</text:p>
          </table:table-cell>
          <table:table-cell office:value-type="error" office:string-value="#VALUE!" table:formula="of:=['https://rlinstitutde.sharepoint.com/home/clara/Downloads/Verteilung_hh_types_census22.ods'#Calculation.E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48 Family with 2 children, without work</text:p>
          </table:table-cell>
          <table:table-cell office:value-type="string" table:style-name="ce1">
            <text:p>P2</text:p>
          </table:table-cell>
          <table:table-cell office:value-type="error" office:string-value="#VALUE!" table:formula="of:=['https://rlinstitutde.sharepoint.com/home/clara/Downloads/Verteilung_hh_types_census22.ods'#Calculation.E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53 2 Parents, 1 Working, 2 Children</text:p>
          </table:table-cell>
          <table:table-cell office:value-type="string" table:style-name="ce1">
            <text:p>P2</text:p>
          </table:table-cell>
          <table:table-cell office:value-type="error" office:string-value="#VALUE!" table:formula="of:=['https://rlinstitutde.sharepoint.com/home/clara/Downloads/Verteilung_hh_types_census22.ods'#Calculation.E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56 Couple with 2 children, husband at work</text:p>
          </table:table-cell>
          <table:table-cell office:value-type="string" table:style-name="ce1">
            <text:p>P2</text:p>
          </table:table-cell>
          <table:table-cell office:value-type="error" office:string-value="#VALUE!" table:formula="of:=['https://rlinstitutde.sharepoint.com/home/clara/Downloads/Verteilung_hh_types_census22.ods'#Calculation.E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57 Family with 2 Children, Man at work</text:p>
          </table:table-cell>
          <table:table-cell office:value-type="string" table:style-name="ce1">
            <text:p>P2</text:p>
          </table:table-cell>
          <table:table-cell office:value-type="error" office:string-value="#VALUE!" table:formula="of:=['https://rlinstitutde.sharepoint.com/home/clara/Downloads/Verteilung_hh_types_census22.ods'#Calculation.E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S01 Couple with 2 Children, Dad Employed</text:p>
          </table:table-cell>
          <table:table-cell office:value-type="string" table:style-name="ce1">
            <text:p>P2</text:p>
          </table:table-cell>
          <table:table-cell office:value-type="error" office:string-value="#VALUE!" table:formula="of:=['https://rlinstitutde.sharepoint.com/home/clara/Downloads/Verteilung_hh_types_census22.ods'#Calculation.E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05 Family, 3 children, both with work</text:p>
          </table:table-cell>
          <table:table-cell office:value-type="string" table:style-name="ce1">
            <text:p>P3</text:p>
          </table:table-cell>
          <table:table-cell office:value-type="error" office:string-value="#VALUE!" table:formula="of:=['https://rlinstitutde.sharepoint.com/home/clara/Downloads/Verteilung_hh_types_census22.ods'#Calculation.F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20 one at work, one work home, 3 children</text:p>
          </table:table-cell>
          <table:table-cell office:value-type="string" table:style-name="ce1">
            <text:p>P3</text:p>
          </table:table-cell>
          <table:table-cell office:value-type="error" office:string-value="#VALUE!" table:formula="of:=['https://rlinstitutde.sharepoint.com/home/clara/Downloads/Verteilung_hh_types_census22.ods'#Calculation.F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41 Family with 3 children, both at work</text:p>
          </table:table-cell>
          <table:table-cell office:value-type="string" table:style-name="ce1">
            <text:p>P3</text:p>
          </table:table-cell>
          <table:table-cell office:value-type="error" office:string-value="#VALUE!" table:formula="of:=['https://rlinstitutde.sharepoint.com/home/clara/Downloads/Verteilung_hh_types_census22.ods'#Calculation.F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59 Family, 3 children, parents without work</text:p>
          </table:table-cell>
          <table:table-cell office:value-type="string" table:style-name="ce1">
            <text:p>P3</text:p>
          </table:table-cell>
          <table:table-cell office:value-type="error" office:string-value="#VALUE!" table:formula="of:=['https://rlinstitutde.sharepoint.com/home/clara/Downloads/Verteilung_hh_types_census22.ods'#Calculation.F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01 Couple both at Work</text:p>
          </table:table-cell>
          <table:table-cell office:value-type="string" table:style-name="ce1">
            <text:p>PO</text:p>
          </table:table-cell>
          <table:table-cell office:value-type="error" office:string-value="#VALUE!" table:formula="of:=['https://rlinstitutde.sharepoint.com/home/clara/Downloads/Verteilung_hh_types_census22.ods'#Calculation.G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02 Couple, 30 - 64 age, with work</text:p>
          </table:table-cell>
          <table:table-cell office:value-type="string" table:style-name="ce1">
            <text:p>PO</text:p>
          </table:table-cell>
          <table:table-cell office:value-type="error" office:string-value="#VALUE!" table:formula="of:=['https://rlinstitutde.sharepoint.com/home/clara/Downloads/Verteilung_hh_types_census22.ods'#Calculation.G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04 Couple, 30 - 64 years, 1 at work, 1 at home</text:p>
          </table:table-cell>
          <table:table-cell office:value-type="string" table:style-name="ce1">
            <text:p>PO</text:p>
          </table:table-cell>
          <table:table-cell office:value-type="error" office:string-value="#VALUE!" table:formula="of:=['https://rlinstitutde.sharepoint.com/home/clara/Downloads/Verteilung_hh_types_census22.ods'#Calculation.G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17 Shiftworker Couple</text:p>
          </table:table-cell>
          <table:table-cell office:value-type="string" table:style-name="ce1">
            <text:p>PO</text:p>
          </table:table-cell>
          <table:table-cell office:value-type="error" office:string-value="#VALUE!" table:formula="of:=['https://rlinstitutde.sharepoint.com/home/clara/Downloads/Verteilung_hh_types_census22.ods'#Calculation.G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19 Couple, 30 - 64 years, both at work, with homehelp</text:p>
          </table:table-cell>
          <table:table-cell office:value-type="string" table:style-name="ce1">
            <text:p>PO</text:p>
          </table:table-cell>
          <table:table-cell office:value-type="error" office:string-value="#VALUE!" table:formula="of:=['https://rlinstitutde.sharepoint.com/home/clara/Downloads/Verteilung_hh_types_census22.ods'#Calculation.G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21 Couple, 30 - 64 years, shift worker</text:p>
          </table:table-cell>
          <table:table-cell office:value-type="string" table:style-name="ce1">
            <text:p>PO</text:p>
          </table:table-cell>
          <table:table-cell office:value-type="error" office:string-value="#VALUE!" table:formula="of:=['https://rlinstitutde.sharepoint.com/home/clara/Downloads/Verteilung_hh_types_census22.ods'#Calculation.G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32 Couple under 30 years without work</text:p>
          </table:table-cell>
          <table:table-cell office:value-type="string" table:style-name="ce1">
            <text:p>PO</text:p>
          </table:table-cell>
          <table:table-cell office:value-type="error" office:string-value="#VALUE!" table:formula="of:=['https://rlinstitutde.sharepoint.com/home/clara/Downloads/Verteilung_hh_types_census22.ods'#Calculation.G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33 Couple under 30 years with work</text:p>
          </table:table-cell>
          <table:table-cell office:value-type="string" table:style-name="ce1">
            <text:p>PO</text:p>
          </table:table-cell>
          <table:table-cell office:value-type="error" office:string-value="#VALUE!" table:formula="of:=['https://rlinstitutde.sharepoint.com/home/clara/Downloads/Verteilung_hh_types_census22.ods'#Calculation.G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34 Couple under 30 years, one at work, one at home</text:p>
          </table:table-cell>
          <table:table-cell office:value-type="string" table:style-name="ce1">
            <text:p>PO</text:p>
          </table:table-cell>
          <table:table-cell office:value-type="error" office:string-value="#VALUE!" table:formula="of:=['https://rlinstitutde.sharepoint.com/home/clara/Downloads/Verteilung_hh_types_census22.ods'#Calculation.G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39 Couple, 30 - 64 years, with work</text:p>
          </table:table-cell>
          <table:table-cell office:value-type="string" table:style-name="ce1">
            <text:p>PO</text:p>
          </table:table-cell>
          <table:table-cell office:value-type="error" office:string-value="#VALUE!" table:formula="of:=['https://rlinstitutde.sharepoint.com/home/clara/Downloads/Verteilung_hh_types_census22.ods'#Calculation.G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40 Couple, 30 - 64 years, without work</text:p>
          </table:table-cell>
          <table:table-cell office:value-type="string" table:style-name="ce1">
            <text:p>PO</text:p>
          </table:table-cell>
          <table:table-cell office:value-type="error" office:string-value="#VALUE!" table:formula="of:=['https://rlinstitutde.sharepoint.com/home/clara/Downloads/Verteilung_hh_types_census22.ods'#Calculation.G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55 Couple with work around 40</text:p>
          </table:table-cell>
          <table:table-cell office:value-type="string" table:style-name="ce1">
            <text:p>PO</text:p>
          </table:table-cell>
          <table:table-cell office:value-type="error" office:string-value="#VALUE!" table:formula="of:=['https://rlinstitutde.sharepoint.com/home/clara/Downloads/Verteilung_hh_types_census22.ods'#Calculation.G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S12 Shiftworker Couple</text:p>
          </table:table-cell>
          <table:table-cell office:value-type="string" table:style-name="ce1">
            <text:p>PO</text:p>
          </table:table-cell>
          <table:table-cell office:value-type="error" office:string-value="#VALUE!" table:formula="of:=['https://rlinstitutde.sharepoint.com/home/clara/Downloads/Verteilung_hh_types_census22.ods'#Calculation.G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16 Couple over 65 years</text:p>
          </table:table-cell>
          <table:table-cell office:value-type="string" table:style-name="ce1">
            <text:p>PR</text:p>
          </table:table-cell>
          <table:table-cell office:value-type="error" office:string-value="#VALUE!" table:formula="of:=['https://rlinstitutde.sharepoint.com/home/clara/Downloads/Verteilung_hh_types_census22.ods'#Calculation.H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51 Couple over 65 years II</text:p>
          </table:table-cell>
          <table:table-cell office:value-type="string" table:style-name="ce1">
            <text:p>PR</text:p>
          </table:table-cell>
          <table:table-cell office:value-type="error" office:string-value="#VALUE!" table:formula="of:=['https://rlinstitutde.sharepoint.com/home/clara/Downloads/Verteilung_hh_types_census22.ods'#Calculation.H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54 Retired Couple, no work</text:p>
          </table:table-cell>
          <table:table-cell office:value-type="string" table:style-name="ce1">
            <text:p>PR</text:p>
          </table:table-cell>
          <table:table-cell office:value-type="error" office:string-value="#VALUE!" table:formula="of:=['https://rlinstitutde.sharepoint.com/home/clara/Downloads/Verteilung_hh_types_census22.ods'#Calculation.H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58 Retired Couple, no work, no cooking</text:p>
          </table:table-cell>
          <table:table-cell office:value-type="string" table:style-name="ce1">
            <text:p>PR</text:p>
          </table:table-cell>
          <table:table-cell office:value-type="error" office:string-value="#VALUE!" table:formula="of:=['https://rlinstitutde.sharepoint.com/home/clara/Downloads/Verteilung_hh_types_census22.ods'#Calculation.H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S04 Retired Couple, no work</text:p>
          </table:table-cell>
          <table:table-cell office:value-type="string" table:style-name="ce1">
            <text:p>PR</text:p>
          </table:table-cell>
          <table:table-cell office:value-type="error" office:string-value="#VALUE!" table:formula="of:=['https://rlinstitutde.sharepoint.com/home/clara/Downloads/Verteilung_hh_types_census22.ods'#Calculation.H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08 Single woman, 2 children, with work</text:p>
          </table:table-cell>
          <table:table-cell office:value-type="string" table:style-name="ce1">
            <text:p>SK</text:p>
          </table:table-cell>
          <table:table-cell office:value-type="error" office:string-value="#VALUE!" table:formula="of:=['https://rlinstitutde.sharepoint.com/home/clara/Downloads/Verteilung_hh_types_census22.ods'#Calculation.I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22 Single woman, 1 child, with work</text:p>
          </table:table-cell>
          <table:table-cell office:value-type="string" table:style-name="ce1">
            <text:p>SK</text:p>
          </table:table-cell>
          <table:table-cell office:value-type="error" office:string-value="#VALUE!" table:formula="of:=['https://rlinstitutde.sharepoint.com/home/clara/Downloads/Verteilung_hh_types_census22.ods'#Calculation.I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42 Single man with 2 children, with work</text:p>
          </table:table-cell>
          <table:table-cell office:value-type="string" table:style-name="ce1">
            <text:p>SK</text:p>
          </table:table-cell>
          <table:table-cell office:value-type="error" office:string-value="#VALUE!" table:formula="of:=['https://rlinstitutde.sharepoint.com/home/clara/Downloads/Verteilung_hh_types_census22.ods'#Calculation.I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43 Single man with 1 child, with work</text:p>
          </table:table-cell>
          <table:table-cell office:value-type="string" table:style-name="ce1">
            <text:p>SK</text:p>
          </table:table-cell>
          <table:table-cell office:value-type="error" office:string-value="#VALUE!" table:formula="of:=['https://rlinstitutde.sharepoint.com/home/clara/Downloads/Verteilung_hh_types_census22.ods'#Calculation.I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46 Single woman, 1 child, without work</text:p>
          </table:table-cell>
          <table:table-cell office:value-type="string" table:style-name="ce1">
            <text:p>SK</text:p>
          </table:table-cell>
          <table:table-cell office:value-type="error" office:string-value="#VALUE!" table:formula="of:=['https://rlinstitutde.sharepoint.com/home/clara/Downloads/Verteilung_hh_types_census22.ods'#Calculation.I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47 Single woman, 2 children, without work</text:p>
          </table:table-cell>
          <table:table-cell office:value-type="string" table:style-name="ce1">
            <text:p>SK</text:p>
          </table:table-cell>
          <table:table-cell office:value-type="error" office:string-value="#VALUE!" table:formula="of:=['https://rlinstitutde.sharepoint.com/home/clara/Downloads/Verteilung_hh_types_census22.ods'#Calculation.I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50 Single woman with 3 children, without work</text:p>
          </table:table-cell>
          <table:table-cell office:value-type="string" table:style-name="ce1">
            <text:p>SK</text:p>
          </table:table-cell>
          <table:table-cell office:value-type="error" office:string-value="#VALUE!" table:formula="of:=['https://rlinstitutde.sharepoint.com/home/clara/Downloads/Verteilung_hh_types_census22.ods'#Calculation.I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06 Jak Jobless</text:p>
          </table:table-cell>
          <table:table-cell office:value-type="string" table:style-name="ce1">
            <text:p>SO</text:p>
          </table:table-cell>
          <table:table-cell office:value-type="error" office:string-value="#VALUE!" table:formula="of:=['https://rlinstitutde.sharepoint.com/home/clara/Downloads/Verteilung_hh_types_census22.ods'#Calculation.J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07 Single with work</text:p>
          </table:table-cell>
          <table:table-cell office:value-type="string" table:style-name="ce1">
            <text:p>SO</text:p>
          </table:table-cell>
          <table:table-cell office:value-type="error" office:string-value="#VALUE!" table:formula="of:=['https://rlinstitutde.sharepoint.com/home/clara/Downloads/Verteilung_hh_types_census22.ods'#Calculation.J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09 Single woman, 30 - 64 years, with work</text:p>
          </table:table-cell>
          <table:table-cell office:value-type="string" table:style-name="ce1">
            <text:p>SO</text:p>
          </table:table-cell>
          <table:table-cell office:value-type="error" office:string-value="#VALUE!" table:formula="of:=['https://rlinstitutde.sharepoint.com/home/clara/Downloads/Verteilung_hh_types_census22.ods'#Calculation.J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10 Single man, 30 - 64 age, shift worker</text:p>
          </table:table-cell>
          <table:table-cell office:value-type="string" table:style-name="ce1">
            <text:p>SO</text:p>
          </table:table-cell>
          <table:table-cell office:value-type="error" office:string-value="#VALUE!" table:formula="of:=['https://rlinstitutde.sharepoint.com/home/clara/Downloads/Verteilung_hh_types_census22.ods'#Calculation.J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11 Student, Female, Philosophy</text:p>
          </table:table-cell>
          <table:table-cell office:value-type="string" table:style-name="ce1">
            <text:p>SO</text:p>
          </table:table-cell>
          <table:table-cell office:value-type="error" office:string-value="#VALUE!" table:formula="of:=['https://rlinstitutde.sharepoint.com/home/clara/Downloads/Verteilung_hh_types_census22.ods'#Calculation.J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12 Student 2, Male, Philosophy</text:p>
          </table:table-cell>
          <table:table-cell office:value-type="string" table:style-name="ce1">
            <text:p>SO</text:p>
          </table:table-cell>
          <table:table-cell office:value-type="error" office:string-value="#VALUE!" table:formula="of:=['https://rlinstitutde.sharepoint.com/home/clara/Downloads/Verteilung_hh_types_census22.ods'#Calculation.J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13 Student with Work</text:p>
          </table:table-cell>
          <table:table-cell office:value-type="string" table:style-name="ce1">
            <text:p>SO</text:p>
          </table:table-cell>
          <table:table-cell office:value-type="error" office:string-value="#VALUE!" table:formula="of:=['https://rlinstitutde.sharepoint.com/home/clara/Downloads/Verteilung_hh_types_census22.ods'#Calculation.J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25 Single woman under 30 years with work</text:p>
          </table:table-cell>
          <table:table-cell office:value-type="string" table:style-name="ce1">
            <text:p>SO</text:p>
          </table:table-cell>
          <table:table-cell office:value-type="error" office:string-value="#VALUE!" table:formula="of:=['https://rlinstitutde.sharepoint.com/home/clara/Downloads/Verteilung_hh_types_census22.ods'#Calculation.J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26 Single woman under 30 years without work</text:p>
          </table:table-cell>
          <table:table-cell office:value-type="string" table:style-name="ce1">
            <text:p>SO</text:p>
          </table:table-cell>
          <table:table-cell office:value-type="error" office:string-value="#VALUE!" table:formula="of:=['https://rlinstitutde.sharepoint.com/home/clara/Downloads/Verteilung_hh_types_census22.ods'#Calculation.J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28 Single man under 30 years without work</text:p>
          </table:table-cell>
          <table:table-cell office:value-type="string" table:style-name="ce1">
            <text:p>SO</text:p>
          </table:table-cell>
          <table:table-cell office:value-type="error" office:string-value="#VALUE!" table:formula="of:=['https://rlinstitutde.sharepoint.com/home/clara/Downloads/Verteilung_hh_types_census22.ods'#Calculation.J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29 Single man under 30 years with work</text:p>
          </table:table-cell>
          <table:table-cell office:value-type="string" table:style-name="ce1">
            <text:p>SO</text:p>
          </table:table-cell>
          <table:table-cell office:value-type="error" office:string-value="#VALUE!" table:formula="of:=['https://rlinstitutde.sharepoint.com/home/clara/Downloads/Verteilung_hh_types_census22.ods'#Calculation.J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35 Single woman, 30 - 64 years, with work</text:p>
          </table:table-cell>
          <table:table-cell office:value-type="string" table:style-name="ce1">
            <text:p>SO</text:p>
          </table:table-cell>
          <table:table-cell office:value-type="error" office:string-value="#VALUE!" table:formula="of:=['https://rlinstitutde.sharepoint.com/home/clara/Downloads/Verteilung_hh_types_census22.ods'#Calculation.J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36 Single woman, 30 - 64 years, without work</text:p>
          </table:table-cell>
          <table:table-cell office:value-type="string" table:style-name="ce1">
            <text:p>SO</text:p>
          </table:table-cell>
          <table:table-cell office:value-type="error" office:string-value="#VALUE!" table:formula="of:=['https://rlinstitutde.sharepoint.com/home/clara/Downloads/Verteilung_hh_types_census22.ods'#Calculation.J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37 Single man, 30 - 64 years, with work</text:p>
          </table:table-cell>
          <table:table-cell office:value-type="string" table:style-name="ce1">
            <text:p>SO</text:p>
          </table:table-cell>
          <table:table-cell office:value-type="error" office:string-value="#VALUE!" table:formula="of:=['https://rlinstitutde.sharepoint.com/home/clara/Downloads/Verteilung_hh_types_census22.ods'#Calculation.J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38 Single man, 30 - 64 years, without work</text:p>
          </table:table-cell>
          <table:table-cell office:value-type="string" table:style-name="ce1">
            <text:p>SO</text:p>
          </table:table-cell>
          <table:table-cell office:value-type="error" office:string-value="#VALUE!" table:formula="of:=['https://rlinstitutde.sharepoint.com/home/clara/Downloads/Verteilung_hh_types_census22.ods'#Calculation.J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23 Single man over 65 years</text:p>
          </table:table-cell>
          <table:table-cell office:value-type="string" table:style-name="ce1">
            <text:p>SR</text:p>
          </table:table-cell>
          <table:table-cell office:value-type="error" office:string-value="#VALUE!" table:formula="of:=['https://rlinstitutde.sharepoint.com/home/clara/Downloads/Verteilung_hh_types_census22.ods'#Calculation.K$6]" table:style-name="ce1">
            <text:p>#WER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24 Single woman over 65 years</text:p>
          </table:table-cell>
          <table:table-cell office:value-type="string" table:style-name="ce1">
            <text:p>SR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30 Single, Retired Man</text:p>
          </table:table-cell>
          <table:table-cell office:value-type="string" table:style-name="ce1">
            <text:p>SR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31 Single, Retired Woman</text:p>
          </table:table-cell>
          <table:table-cell office:value-type="string" table:style-name="ce1">
            <text:p>SR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number-rows-repeated="1048509" table:style-name="ro1">
          <table:table-cell table:number-columns-repeated="16384"/>
        </table:table-row>
      </table:table>
      <table:table table:name="'https://rlinstitutde.sharepoint.com/home/clara/Downloads/Verteilung_hh_types_census22.ods'#Calculation" table:style-name="ta2">
        <table:table-source xlink:href="https://rlinstitutde.sharepoint.com/home/clara/Downloads/Verteilung_hh_types_census22.ods" table:table-name="Calculation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16</meta:generator>
    <dc:title/>
    <dc:description/>
    <dc:subject/>
    <meta:initial-creator/>
    <dc:creator>Jonathan Amme</dc:creator>
    <meta:creation-date>2025-10-27T10:03:24Z</meta:creation-date>
    <dc:date>2026-02-23T13:13:31Z</dc:date>
    <meta:editing-cycles>1</meta:editing-cycles>
  </office:meta>
</office:document-meta>
</file>